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8.1.6.5/12</text:p>
      <text:p text:style-name="P1">ip network 128.0.0.0</text:p>
      <text:p text:style-name="P1">ip gateway 128.0.0.1</text:p>
      <text:p text:style-name="P1">ip broadcast 128.15.255.255</text:p>
      <text:p text:style-name="P1">quantità di otteti per gli host 2,5-12 bit per la network e 20 per gli host</text:p>
      <text:p text:style-name="P1">quantità e specifazione degli ottetti per la network 1,5-è la metà dell'altro ottetto</text:p>
      <text:p text:style-name="P1"/>
      <text:p text:style-name="P1">200.1.2.3/24</text:p>
      <text:p text:style-name="P1">ip network 200.1.2.0</text:p>
      <text:p text:style-name="P1">ip gateway 200.1.2.1</text:p>
      <text:p text:style-name="P1">ip broadcast 200.255.0.255</text:p>
      <text:p text:style-name="P1">quantità di otteti per gli host 1-24 bit per la network e 8 per gli host</text:p>
      <text:p text:style-name="P1">quantità e specifazione degli ottetti per la network 3 ottetti</text:p>
      <text:p text:style-name="P1"/>
      <text:p text:style-name="P1">192.192.1.1/22</text:p>
      <text:p text:style-name="P1">ip network 192.192.1.0</text:p>
      <text:p text:style-name="P1">ip gateway 192.192.1.1</text:p>
      <text:p text:style-name="P1">ip broadcast 192.192.3.255</text:p>
      <text:p text:style-name="P1">quantità di otteti per gli host i primi 22 bit sono per la network e 10 gli host</text:p>
      <text:p text:style-name="P1">quantità e specifazione degli ottetti per la network 2,5 è la metà dell'altro ottetto</text:p>
      <text:p text:style-name="P1"/>
      <text:p text:style-name="P1">126.5.4.3/9</text:p>
      <text:p text:style-name="P1">ip network 126.5.4.0</text:p>
      <text:p text:style-name="P1">ip gateway 126.0.0.1</text:p>
      <text:p text:style-name="P1">ip broadcast 126.127.255.255</text:p>
      <text:p text:style-name="P1">quantità di otteti per gli host i primi 9 bit sono del network e i restanti 23 per gli host</text:p>
      <text:p text:style-name="P1">quantità e specifazione degli ottetti per la network sono un ottetto e 1 bit</text:p>
      <text:p text:style-name="P1"/>
      <text:p text:style-name="P1">200.1.9.8/24</text:p>
      <text:p text:style-name="P1">ip network 200.1.9.0</text:p>
      <text:p text:style-name="P1">ip gateway 200.1.9.1</text:p>
      <text:p text:style-name="P1">ip broadcast 200.255.0.255</text:p>
      <text:p text:style-name="P1">quantità di otteti per gli host 1 24 bit per la network e 8 per gli host</text:p>
      <text:p text:style-name="P1">quantità e specifazione degli ottetti per la network 3 ottetti</text:p>
      <text:p text:style-name="P1"/>
      <text:p text:style-name="P1">172.16.0.4/16</text:p>
      <text:p text:style-name="P1">ip network 172.16.0.0</text:p>
      <text:p text:style-name="P1">ip gateway 172.16.0.1</text:p>
      <text:p text:style-name="P1">ip broadcast 172.0.255.255</text:p>
      <text:p text:style-name="P1">quantità di otteti per gli host 2 i primi 16 bit sono per la network i restanti 16 per gli host</text:p>
      <text:p text:style-name="P1">quantità e specifazione degli ottetti per la network sono i primi due otte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1-28T16:41:50.97</meta:creation-date>
    <meta:document-statistic meta:table-count="0" meta:image-count="0" meta:object-count="0" meta:page-count="1" meta:paragraph-count="36" meta:word-count="242" meta:character-count="1411"/>
    <dc:date>2025-01-28T16:42:39.36</dc:date>
    <dc:creator>ritish  bhantooa</dc:creator>
    <meta:editing-duration>PT49S</meta:editing-duration>
    <meta:editing-cycles>1</meta:editing-cycles>
    <meta:generator>OpenOffice/4.1.15$Win32 OpenOffice.org_project/4115m2$Build-9813</meta:generator>
  </office:meta>
</office:document-meta>
</file>